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5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SULTS WITH WORDNET PROPOSAL INCLUDED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GAP</text:p>
          </table:table-cell>
          <table:table-cell office:value-type="string" calcext:value-type="string">
            <text:p>GAP ALL TOKENS</text:p>
          </table:table-cell>
        </table:table-row>
        <table:table-row table:style-name="ro1">
          <table:table-cell office:value-type="string" calcext:value-type="string">
            <text:p>MASK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OP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UNE-DROP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RAGE-DROP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UNE-KE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RAGE-KEE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USSI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UNE-GAUSSI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RAGE-GAUSSI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O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UNE-GLO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RAGE-GLOSS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RE-GLO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NDOM BASEL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W BASEL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D2VECF BASELINE BAD EMBEDDING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6:30:00.683711824</meta:creation-date>
    <meta:generator>LibreOffice/7.3.7.2$Linux_X86_64 LibreOffice_project/30$Build-2</meta:generator>
    <dc:date>2024-07-11T16:33:29.562956075</dc:date>
    <meta:editing-duration>PT3M29S</meta:editing-duration>
    <meta:editing-cycles>1</meta:editing-cycles>
    <meta:document-statistic meta:table-count="1" meta:cell-count="25" meta:object-count="0"/>
  </office:meta>
</office:document-meta>
</file>